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64000000384C9C2CEF0F98004C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876cm, 4.73cm, 1.009cm, 4.338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788cm" fo:min-width="16.223cm"/>
      <style:paragraph-properties style:writing-mode="lr-tb"/>
    </style:style>
    <style:style style:name="gr3" style:family="graphic" style:parent-style-name="standard">
      <style:graphic-properties draw:stroke="none" svg:stroke-color="#000000" draw:fill="none" draw:fill-color="#ffffff" fo:min-height="4.612cm"/>
      <style:paragraph-properties style:writing-mode="lr-tb"/>
    </style:style>
    <style:style style:name="P1" style:family="paragraph">
      <style:paragraph-properties fo:text-align="center"/>
    </style:style>
    <style:style style:name="P2" style:family="paragraph">
      <style:text-properties style:font-name="Arial" fo:font-weight="bold"/>
    </style:style>
    <style:style style:name="P3" style:family="paragraph">
      <loext:graphic-properties draw:fill="none" draw:fill-color="#ffffff"/>
      <style:text-properties style:font-name="Arial" fo:font-weight="bold"/>
    </style:style>
    <style:style style:name="P4" style:family="paragraph">
      <style:text-properties style:font-name="Arial" fo:font-size="9pt"/>
    </style:style>
    <style:style style:name="P5" style:family="paragraph">
      <loext:graphic-properties draw:fill="none" draw:fill-color="#ffffff"/>
      <style:text-properties style:font-name="Arial" fo:font-size="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9.207cm" svg:x="3.226cm" svg:y="0.368cm">
          <draw:image xlink:href="Pictures/100000000000064000000384C9C2CEF0F98004C3.png" xlink:type="simple" xlink:show="embed" xlink:actuate="onLoad" draw:mime-type="image/png">
            <text:p/>
          </draw:image>
        </draw:frame>
        <draw:frame draw:style-name="gr2" draw:text-style-name="P3" draw:layer="layout" svg:width="17.373cm" svg:height="1.038cm" svg:x="1.728cm" svg:y="6.315cm">
          <draw:text-box>
            <text:p text:style-name="P2">“URL” <text:s text:c="71"/>“URL”</text:p>
          </draw:text-box>
        </draw:frame>
        <draw:frame draw:style-name="gr3" draw:text-style-name="P5" draw:layer="layout" svg:width="7.72cm" svg:height="5.235cm" svg:x="1.321cm" svg:y="0.051cm">
          <draw:text-box>
            <text:p text:style-name="P4">No! You can’t just call them all URLs! There are differences between URLs, URNs, and URIs, which all help in locating a resource on the Internet. URN and URL are subsets of URI. The URL gives the location or the address of the resource while the URN gives the name of the specific resource but not necessarily the location! They are not the same! The URN describes the identity of an item while the URL links a webpage, a component of a web page, or a program on a web page with the help of accessing methods like protocols. The URI is used to distinguish one resource from the other no matter the method used. And IRIs international URLs!</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1cm" fo:margin-bottom="0.051cm" fo:margin-left="1.321cm" fo:margin-right="0.051cm" fo:page-width="19.10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8-12T08:47:10.176000000</meta:creation-date>
    <dc:date>2022-08-12T09:05:50.365000000</dc:date>
    <meta:editing-duration>PT18M37S</meta:editing-duration>
    <meta:editing-cycles>6</meta:editing-cycles>
    <meta:generator>LibreOffice/7.3.3.2$Windows_X86_64 LibreOffice_project/d1d0ea68f081ee2800a922cac8f79445e4603348</meta:generator>
    <meta:document-statistic meta:object-count="3"/>
  </office:meta>
</office:document-meta>
</file>